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a0a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Junk. <text:s/>It was all, junk, junk and old things surrounding me and smothering me. <text:s/>My room was full of it. <text:s/>Piles and piles of small, angry, indistinct colors. <text:s/>I had forgotten what color the carpet was. <text:s/>Walking from the bed to the door became more difficult every day. <text:s/>I had made a path between my bed and the door by crouching and shoving the mess to the side. <text:s/>It stayed that way for a few days, and both times I left my bed I followed the path. <text:s/>Gradually, the path dwindled until it was only a depression in the mound of things which insulated me from the door.</text:span></text:p>
      <text:p text:style-name="Standard"><text:tab/>“<text:span text:style-name="T1">Christopher!” a shrill voice sounded. <text:s/>“This short story is getting too angsty, could you cut it out?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21:04:33.593557295</meta:creation-date>
    <dc:date>2015-05-30T21:22:11.573492740</dc:date>
    <meta:editing-duration>PT2M27S</meta:editing-duration>
    <meta:editing-cycles>1</meta:editing-cycles>
    <meta:document-statistic meta:table-count="0" meta:image-count="0" meta:object-count="0" meta:page-count="1" meta:paragraph-count="2" meta:word-count="125" meta:character-count="670" meta:non-whitespace-character-count="536"/>
    <meta:generator>LibreOffice/4.2.7.2$Linux_x86 LibreOffice_project/420m0$Build-2</meta:generator>
  </office:meta>
</office:document-meta>
</file>